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72ea" officeooo:paragraph-rsid="001f3c6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472ea" officeooo:paragraph-rsid="001f3c6d"/>
    </style:style>
    <style:style style:name="P3" style:family="paragraph" style:parent-style-name="Standard">
      <style:paragraph-properties fo:text-align="justify" style:justify-single-word="false"/>
      <style:text-properties fo:font-size="11pt" officeooo:rsid="000496bd" officeooo:paragraph-rsid="001f3c6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officeooo:rsid="000534b6" officeooo:paragraph-rsid="001f3c6d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officeooo:rsid="000534b6" officeooo:paragraph-rsid="001f3c6d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2d9188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264f17" style:font-size-asian="9.60000038146973pt" style:font-size-complex="11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2f0e6b" style:font-size-asian="9.60000038146973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2ff449" style:font-size-asian="9.60000038146973pt" style:font-size-complex="11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1pt" officeooo:rsid="000534b6" officeooo:paragraph-rsid="001f3c6d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534b6" officeooo:paragraph-rsid="0032c81c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2a06fb" officeooo:paragraph-rsid="002a06fb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2a06fb" officeooo:paragraph-rsid="0032c81c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officeooo:rsid="000472ea" officeooo:paragraph-rsid="001f3c6d"/>
    </style:style>
    <style:style style:name="T1" style:family="text">
      <style:text-properties officeooo:rsid="00088715"/>
    </style:style>
    <style:style style:name="T2" style:family="text">
      <style:text-properties officeooo:rsid="0006d8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96bd" style:font-weight-asian="bold" style:font-weight-complex="bold"/>
    </style:style>
    <style:style style:name="T5" style:family="text">
      <style:text-properties fo:font-size="11pt" officeooo:rsid="000496bd" style:font-size-asian="11pt" style:font-size-complex="11pt"/>
    </style:style>
    <style:style style:name="T6" style:family="text">
      <style:text-properties fo:font-size="11pt" officeooo:rsid="001ff14e" style:font-size-asian="11pt" style:font-size-complex="11pt"/>
    </style:style>
    <style:style style:name="T7" style:family="text">
      <style:text-properties fo:font-size="11pt" officeooo:rsid="002b37d7" style:font-size-asian="11pt" style:font-size-complex="11pt"/>
    </style:style>
    <style:style style:name="T8" style:family="text">
      <style:text-properties fo:font-size="11pt" officeooo:rsid="00008a70" style:font-size-asian="9.60000038146973pt" style:font-size-complex="11pt"/>
    </style:style>
    <style:style style:name="T9" style:family="text">
      <style:text-properties fo:font-size="11pt" officeooo:rsid="000c8cd7" style:font-size-asian="9.60000038146973pt" style:font-size-complex="11pt"/>
    </style:style>
    <style:style style:name="T10" style:family="text">
      <style:text-properties fo:font-size="11pt" officeooo:rsid="000496bd" style:font-size-asian="9.60000038146973pt" style:font-size-complex="11pt"/>
    </style:style>
    <style:style style:name="T11" style:family="text">
      <style:text-properties fo:font-size="11pt" officeooo:rsid="000534b6" style:font-size-asian="9.60000038146973pt" style:font-size-complex="11pt"/>
    </style:style>
    <style:style style:name="T12" style:family="text">
      <style:text-properties fo:font-size="11pt" officeooo:rsid="000c1298" style:font-size-asian="9.60000038146973pt" style:font-size-complex="11pt"/>
    </style:style>
    <style:style style:name="T13" style:family="text">
      <style:text-properties fo:font-size="11pt" officeooo:rsid="00229159" style:font-size-asian="9.60000038146973pt" style:font-size-complex="11pt"/>
    </style:style>
    <style:style style:name="T14" style:family="text">
      <style:text-properties fo:font-size="11pt" officeooo:rsid="002cc679" style:font-size-asian="9.60000038146973pt" style:font-size-complex="11pt"/>
    </style:style>
    <style:style style:name="T15" style:family="text">
      <style:text-properties fo:font-size="11pt" officeooo:rsid="002d9188" style:font-size-asian="9.60000038146973pt" style:font-size-complex="11pt"/>
    </style:style>
    <style:style style:name="T16" style:family="text">
      <style:text-properties fo:font-size="11pt" officeooo:rsid="0028137f" style:font-size-asian="9.60000038146973pt" style:font-size-complex="11pt"/>
    </style:style>
    <style:style style:name="T17" style:family="text">
      <style:text-properties fo:font-size="11pt" officeooo:rsid="002f0e6b" style:font-size-asian="9.60000038146973pt" style:font-size-complex="11pt"/>
    </style:style>
    <style:style style:name="T18" style:family="text">
      <style:text-properties officeooo:rsid="00074c86"/>
    </style:style>
    <style:style style:name="T19" style:family="text">
      <style:text-properties officeooo:rsid="000496bd"/>
    </style:style>
    <style:style style:name="T20" style:family="text">
      <style:text-properties officeooo:rsid="001ff14e"/>
    </style:style>
    <style:style style:name="T21" style:family="text">
      <style:text-properties officeooo:rsid="00229159"/>
    </style:style>
    <style:style style:name="T22" style:family="text">
      <style:text-properties officeooo:rsid="000534b6"/>
    </style:style>
    <style:style style:name="T23" style:family="text">
      <style:text-properties officeooo:rsid="00246768"/>
    </style:style>
    <style:style style:name="T24" style:family="text">
      <style:text-properties officeooo:rsid="0028137f"/>
    </style:style>
    <style:style style:name="T25" style:family="text">
      <style:text-properties officeooo:rsid="002992c5"/>
    </style:style>
    <style:style style:name="T26" style:family="text">
      <style:text-properties officeooo:rsid="002b37d7"/>
    </style:style>
    <style:style style:name="T27" style:family="text">
      <style:text-properties officeooo:rsid="002c9418"/>
    </style:style>
    <style:style style:name="T28" style:family="text">
      <style:text-properties officeooo:rsid="002d9188"/>
    </style:style>
    <style:style style:name="T29" style:family="text">
      <style:text-properties officeooo:rsid="002f0e6b"/>
    </style:style>
    <style:style style:name="T30" style:family="text">
      <style:text-properties officeooo:rsid="002ff449"/>
    </style:style>
    <style:style style:name="T31" style:family="text">
      <style:text-properties officeooo:rsid="0031acd3"/>
    </style:style>
    <style:style style:name="T32" style:family="text">
      <style:text-properties officeooo:rsid="0032c8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ción del Juego de Prueba<text:span text:style-name="T1">s</text:span> <text:span text:style-name="T2">de la clase '</text:span><text:span text:style-name="T26">texto</text:span><text:span text:style-name="T2">.java'</text:span></text:p>
      <text:p text:style-name="P2"/>
      <text:p text:style-name="P2"/>
      <text:p text:style-name="P2">• <text:span text:style-name="T3">Obj</text:span><text:span text:style-name="T4">eto de la prueba: </text:span><text:span text:style-name="T5">Este juego de pruebas engloba la clase</text:span><text:span text:style-name="T6"> </text:span><text:span text:style-name="T7">texto.</text:span><text:span text:style-name="T5">.</text:span></text:p>
      <text:p text:style-name="P3">Dicha clase representa <text:span text:style-name="T27">un texto del conjuntoTexto.</text:span> Su uso se basa en tener <text:span text:style-name="T18">almacenado </text:span><text:span text:style-name="T20">un </text:span><text:span text:style-name="T27">texto</text:span>, para después poder acceder a <text:span text:style-name="T18">él</text:span>, ya sea para consultarlo o para su modificación.</text:p>
      <text:p text:style-name="P2"/>
      <text:p text:style-name="P2">• <text:span text:style-name="T3">Otros elementos integrados en la prueba:</text:span><text:span text:style-name="T19"> </text:span><text:span text:style-name="T8">Se ha crado el archivo de compilación y ejecución 'Makefile'. Con sólo teclear 'make' se compilará y ejecutará la clase </text:span><text:span text:style-name="T9">con</text:span><text:span text:style-name="T8"> el juego de pruebas.</text:span></text:p>
      <text:p text:style-name="P2"/>
      <text:p text:style-name="P2">• <text:span text:style-name="T3">Drivers:</text:span> <text:span text:style-name="T10">Se ha creado el driver “</text:span><text:span text:style-name="T14">driverTexto</text:span><text:span text:style-name="T10">.java” para probar el correcto funcionamiento de la clase. En él </text:span><text:span text:style-name="T11">se ha</text:span><text:span text:style-name="T10"> creado la función 'main' para que se prueben todas </text:span><text:span text:style-name="T12">sus </text:span><text:span text:style-name="T10">funcionalidades. Cuando se ejecuta el driver, salen enumeradas todos los métodos que te permite hacer la clase.</text:span></text:p>
      <text:p text:style-name="P2"/>
      <text:p text:style-name="P2">• <text:span text:style-name="T3">Stubs:</text:span> <text:span text:style-name="T10">No </text:span><text:span text:style-name="T11">se han</text:span><text:span text:style-name="T10"> creado stubs para esta clase.</text:span></text:p>
      <text:p text:style-name="P2"/>
      <text:p text:style-name="P2">• <text:span text:style-name="T3">Fichero de datos necesario:</text:span><text:span text:style-name="T19"> </text:span><text:span text:style-name="T10">En el archivo “driver</text:span><text:span text:style-name="T14">Texto</text:span><text:span text:style-name="T10">.in” están los datos necesarios para probar la clase desde un archivo. En éste se prueban que todas las funcionalidades de la clase funcionen correctamente. En el código </text:span><text:span text:style-name="T11">se han</text:span><text:span text:style-name="T10"> puesto excepciones de posibles errores, que informaran de ellos si es debido el caso.</text:span></text:p>
      <text:p text:style-name="P2"/>
      <text:p text:style-name="P2">•<text:span text:style-name="T3"> Valores estudiados:</text:span><text:span text:style-name="T19"> </text:span><text:span text:style-name="T10">Básicamente </text:span><text:span text:style-name="T11">se han</text:span><text:span text:style-name="T10"> puesto valores aleatorios para hacer la prueba de esta clase. </text:span></text:p>
      <text:list xml:id="list671335871" text:style-name="L1">
        <text:list-item>
          <text:p text:style-name="P6"><text:span text:style-name="T10">La primera funcionalidad es la de crear un </text:span><text:span text:style-name="T15">texto</text:span><text:span text:style-name="T10"> por defecto.</text:span><text:span text:style-name="T16">P</text:span><text:span text:style-name="T10">or lo que sólo </text:span><text:span text:style-name="T11">se</text:span><text:span text:style-name="T10"> ejecuta ese m</text:span><text:span text:style-name="T11">é</text:span><text:span text:style-name="T10">todo sin ningun otro parámetro de entrada.</text:span></text:p>
        </text:list-item>
        <text:list-item>
          <text:p text:style-name="P6"><text:span text:style-name="T10">La segunda funcionalidades la de </text:span><text:span text:style-name="T15">crear un texto completo </text:span><text:span text:style-name="T13">a partir de </text:span><text:span text:style-name="T15">pasarle un 'String' con la ruta , un 'String' con el idioma, un 'String' con el titulo y un 'int' con el numero de caracteres del texto. En este metodo se puede entrar cualquier valor de ruta, idioma, titulo y numero de caracteres siempre que sea del mismo tipo. En nuestro juego de prueba <text:s/>la entrada sera </text:span><text:span text:style-name="T17">una ruta '</text:span><text:span text:style-name="T15">\home\</text:span><text:span text:style-name="T17">' , un idioma </text:span><text:span text:style-name="T15"><text:s/></text:span><text:span text:style-name="T17">'</text:span><text:span text:style-name="T15">Ingles</text:span><text:span text:style-name="T17">' , un titulo </text:span><text:span text:style-name="T15"><text:s/></text:span><text:span text:style-name="T17">'</text:span><text:span text:style-name="T15">Quijote</text:span><text:span text:style-name="T17">' y un numero de carateres </text:span><text:span text:style-name="T15"><text:s/></text:span><text:span text:style-name="T17">'</text:span><text:span text:style-name="T15">20000</text:span><text:span text:style-name="T17">'.</text:span></text:p>
        </text:list-item>
        <text:list-item>
          <text:p text:style-name="P8">La tercera fun<text:span text:style-name="T28">cio</text:span>nalidad es la de <text:span text:style-name="T28">cambiar el idioma del texto </text:span><text:span text:style-name="T21">a partir de un </text:span><text:span text:style-name="T28">'String' que te pasan como parametro</text:span>. <text:span text:style-name="T29">En nuestro juego de prueba es 'Castellano'</text:span></text:p>
        </text:list-item>
        <text:list-item>
          <text:p text:style-name="P7">La cuarta funcionalidad es la de <text:span text:style-name="T29">devolver el valor del idioma del texto.</text:span> <text:span text:style-name="T24">P</text:span>or lo que sólo <text:span text:style-name="T22">se</text:span> ejecuta ese m<text:span text:style-name="T22">é</text:span>todo sin ningun otro parámetro de entrada.</text:p>
        </text:list-item>
        <text:list-item>
          <text:p text:style-name="P8">La <text:span text:style-name="T29">quinta</text:span> fun<text:span text:style-name="T28">cio</text:span>nalidad es la de <text:span text:style-name="T28">cambiar el </text:span><text:span text:style-name="T29">titulo </text:span><text:span text:style-name="T28">del texto </text:span><text:span text:style-name="T21">a partir de un </text:span><text:span text:style-name="T28">'String' que te pasan como parametro</text:span>. <text:span text:style-name="T29">En nuestro juego de prueba es 'Quijote'</text:span></text:p>
        </text:list-item>
        <text:list-item>
          <text:p text:style-name="P8">La <text:span text:style-name="T30">sext</text:span>a funcionalidad es la de <text:span text:style-name="T29">devolver el valor del </text:span><text:span text:style-name="T30">titulo</text:span><text:span text:style-name="T29"> del texto.</text:span> <text:span text:style-name="T24">P</text:span>or lo que sólo <text:span text:style-name="T22">se</text:span> ejecuta ese m<text:span text:style-name="T22">é</text:span>todo sin ningun otro parámetro de entrada.</text:p>
        </text:list-item>
        <text:list-item>
          <text:p text:style-name="P9">La <text:span text:style-name="T30">septim</text:span><text:span text:style-name="T29">a</text:span> fun<text:span text:style-name="T28">cio</text:span>nalidad es la de <text:span text:style-name="T28">cambiar el </text:span><text:span text:style-name="T30">numero de caracteres </text:span><text:span text:style-name="T28">del texto </text:span><text:span text:style-name="T21">a partir de un </text:span><text:span text:style-name="T28">'</text:span><text:span text:style-name="T30">int</text:span><text:span text:style-name="T28">' que te pasan como parametro</text:span>. <text:span text:style-name="T29">En nuestro juego de prueba es '</text:span><text:span text:style-name="T30">21335'.</text:span></text:p>
        </text:list-item>
        <text:list-item>
          <text:p text:style-name="P9">La <text:span text:style-name="T30">octava</text:span> funcionalidad es la de <text:span text:style-name="T29">devolver el valor del </text:span><text:span text:style-name="T31">numero de caracteres </text:span><text:span text:style-name="T29">del texto.</text:span> <text:span text:style-name="T24">P</text:span>or lo que sólo <text:span text:style-name="T22">se</text:span> ejecuta ese m<text:span text:style-name="T22">é</text:span>todo sin ningun otro parámetro de entrada.</text:p>
          <text:p text:style-name="P10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•<text:span text:style-name="T3"> Operativa:</text:span> <text:span text:style-name="T11">El funcionamiento del ejecutable se basa en la repetida introducción de números y seguidamente de los datos con los que se quieran operar. Cuando se ejecuta, </text:span><text:span text:style-name="T12">aparecen</text:span><text:span text:style-name="T11"> por pantalla todos los métodos de la clase: </text:span></text:p>
      <text:p text:style-name="P4"/>
      <text:p text:style-name="P11">Elige una opicion:</text:p>
      <text:p text:style-name="P11"><text:span text:style-name="T32"><text:tab/>1) texto()");</text:span></text:p>
      <text:p text:style-name="P13"><text:span text:style-name="T32"><text:tab/>2) texto(idioma, titulo, numeroCaracteres)");</text:span></text:p>
      <text:p text:style-name="P13"><text:span text:style-name="T32"><text:tab/>3) setIdioma(idioma)");</text:span></text:p>
      <text:p text:style-name="P13"><text:span text:style-name="T32"><text:tab/>4) getIdioma()");</text:span></text:p>
      <text:p text:style-name="P13"><text:span text:style-name="T32"><text:tab/>5) setTitulo(titulo)");</text:span></text:p>
      <text:p text:style-name="P13"><text:span text:style-name="T32"><text:tab/>6) getTitulo()");</text:span></text:p>
      <text:p text:style-name="P13"><text:span text:style-name="T32"><text:tab/>7) setNumeroCaracteres(numeroCaracteres)");</text:span></text:p>
      <text:p text:style-name="P13"><text:span text:style-name="T32"><text:tab/>8) getNumeroCaracteres()");</text:span></text:p>
      <text:p text:style-name="P13"><text:span text:style-name="T32"><text:tab/>0) Salir");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8T11:31:15</meta:creation-date>
    <dc:date>2014-05-08T12:42:59</dc:date>
    <meta:editing-duration>PT44M47S</meta:editing-duration>
    <meta:editing-cycles>19</meta:editing-cycles>
    <meta:generator>LibreOffice/3.6$Linux_x86 LibreOffice_project/360m1$Build-304</meta:generator>
    <meta:document-statistic meta:table-count="0" meta:image-count="0" meta:object-count="0" meta:page-count="2" meta:paragraph-count="27" meta:word-count="556" meta:character-count="3259" meta:non-whitespace-character-count="2723"/>
  </office:meta>
</office:document-meta>
</file>